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ngeValidationRule.setMaxExpr( Expression max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ValidationRule.setMinExpr( Expression min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ValidationRule.supportsType( Class clazz , boolean array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ngeValidationRule.validate( Object value , ExpressionContext expressionContext )</text:p>
          </table:table-cell>
          <table:table-cell office:value-type="float" office:value="22">
            <text:p text:style-name="Table_20_Contents">22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7">
            <text:p text:style-name="Table_20_Contents">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